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text-align="center" style:justify-single-word="false"/>
      <style:text-properties officeooo:rsid="0001121f" officeooo:paragraph-rsid="001667cc"/>
    </style:style>
    <style:style style:name="P2" style:family="paragraph" style:parent-style-name="Standard">
      <style:text-properties officeooo:rsid="000516bc" officeooo:paragraph-rsid="001667cc"/>
    </style:style>
    <style:style style:name="P3" style:family="paragraph" style:parent-style-name="Standard">
      <style:text-properties officeooo:paragraph-rsid="001667cc"/>
    </style:style>
    <style:style style:name="P4" style:family="paragraph" style:parent-style-name="Standard">
      <style:paragraph-properties fo:text-align="center" style:justify-single-word="false"/>
      <style:text-properties officeooo:rsid="001667cc" officeooo:paragraph-rsid="001667cc"/>
    </style:style>
    <style:style style:name="P5" style:family="paragraph" style:parent-style-name="Text_20_body">
      <style:text-properties officeooo:rsid="0001121f" officeooo:paragraph-rsid="001667cc"/>
    </style:style>
    <style:style style:name="P6" style:family="paragraph" style:parent-style-name="Text_20_body">
      <style:text-properties officeooo:rsid="00022bcb" officeooo:paragraph-rsid="001667cc"/>
    </style:style>
    <style:style style:name="P7" style:family="paragraph" style:parent-style-name="Text_20_body">
      <style:text-properties officeooo:paragraph-rsid="001667cc"/>
    </style:style>
    <style:style style:name="P8" style:family="paragraph" style:parent-style-name="Title">
      <style:text-properties officeooo:rsid="001667cc" officeooo:paragraph-rsid="001667cc"/>
    </style:style>
    <style:style style:name="P9" style:family="paragraph" style:parent-style-name="Text_20_body">
      <style:text-properties fo:font-weight="bold" officeooo:rsid="0001121f" officeooo:paragraph-rsid="001667cc" style:font-weight-asian="bold" style:font-weight-complex="bold"/>
    </style:style>
    <style:style style:name="P10" style:family="paragraph" style:parent-style-name="Text_20_body">
      <style:text-properties fo:font-weight="bold" officeooo:rsid="00022bcb" officeooo:paragraph-rsid="001667cc" style:font-weight-asian="bold" style:font-weight-complex="bold"/>
    </style:style>
    <style:style style:name="P11" style:family="paragraph" style:parent-style-name="Standard">
      <style:text-properties fo:font-weight="bold" officeooo:rsid="0006a097" officeooo:paragraph-rsid="001667cc" style:font-weight-asian="bold" style:font-weight-complex="bold"/>
    </style:style>
    <style:style style:name="P12" style:family="paragraph" style:parent-style-name="Standard">
      <style:text-properties officeooo:rsid="0006a097" officeooo:paragraph-rsid="001667cc"/>
    </style:style>
    <style:style style:name="P13" style:family="paragraph" style:parent-style-name="Heading_20_2">
      <style:text-properties officeooo:rsid="000cee7f" officeooo:paragraph-rsid="001667cc"/>
    </style:style>
    <style:style style:name="T1" style:family="text">
      <style:text-properties style:text-position="0% 100%" officeooo:rsid="0006a097"/>
    </style:style>
    <style:style style:name="T2" style:family="text">
      <style:text-properties style:text-position="super 58%" officeooo:rsid="0006a097"/>
    </style:style>
    <style:style style:name="T3" style:family="text">
      <style:text-properties fo:font-weight="bold" style:font-weight-asian="bold" style:font-weight-complex="bold"/>
    </style:style>
    <style:style style:name="T4" style:family="text">
      <style:text-properties fo:font-weight="bold" officeooo:rsid="000379f2" style:font-weight-asian="bold" style:font-weight-complex="bold"/>
    </style:style>
    <style:style style:name="T5" style:family="text">
      <style:text-properties fo:font-weight="bold" officeooo:rsid="0006a097" style:font-weight-asian="bold" style:font-weight-complex="bold"/>
    </style:style>
    <style:style style:name="T6" style:family="text">
      <style:text-properties officeooo:rsid="000cee7f"/>
    </style:style>
    <style:style style:name="T7" style:family="text">
      <style:text-properties officeooo:rsid="000780e4"/>
    </style:style>
    <style:style style:name="T8" style:family="text">
      <style:text-properties officeooo:rsid="001410c6"/>
    </style:style>
    <style:style style:name="T9" style:family="text">
      <style:text-properties officeooo:rsid="000379f2"/>
    </style:style>
    <style:style style:name="T10" style:family="text">
      <style:text-properties officeooo:rsid="0006a097"/>
    </style:style>
    <style:style style:name="T11" style:family="text">
      <style:text-properties officeooo:rsid="0017df33"/>
    </style:style>
    <style:style style:name="T12" style:family="text">
      <style:text-properties officeooo:rsid="000a6361"/>
    </style:style>
    <style:style style:name="T13" style:family="text">
      <style:text-properties officeooo:rsid="0019d384"/>
    </style:style>
    <style:style style:name="T14" style:family="text">
      <style:text-properties officeooo:rsid="001963b5"/>
    </style:style>
    <style:style style:name="T15" style:family="text">
      <style:text-properties officeooo:rsid="0019ffb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ATA STRUCTURES LAB</text:p>
      <text:p text:style-name="P4">AMAL NATH M</text:p>
      <text:p text:style-name="P4">R<text:span text:style-name="T15">3</text:span> 11</text:p>
      <text:p text:style-name="P4"/>
      <text:p text:style-name="P1">EXPERIMENT 1 : Implementation of Sorting Algorithms</text:p>
      <text:h text:style-name="P13" text:outline-level="2">c.) INSERTION SORT</text:h>
      <text:p text:style-name="P7"/>
      <text:p text:style-name="P5"><text:span text:style-name="T3">AIM</text:span> :- To perform <text:span text:style-name="T6">INSER</text:span><text:span text:style-name="T7">TION</text:span> SORT in an array and to arrange the elements of the array in ascending order.</text:p>
      <text:p text:style-name="P5"/>
      <text:p text:style-name="P5"><text:span text:style-name="T3">DATA STRUCTURE USED</text:span> :- ARRAY is the data structure used in <text:span text:style-name="T7">selection </text:span>sort.</text:p>
      <text:p text:style-name="P9"/>
      <text:p text:style-name="P5"><text:span text:style-name="T3">ALGORITHM</text:span> :- </text:p>
      <text:p text:style-name="P5">START</text:p>
      <text:p text:style-name="P5">1.Declare n, temp, flag, count, arr[SIZE]</text:p>
      <text:p text:style-name="P5">2.Read n</text:p>
      <text:p text:style-name="P5">3.i=0 till n, read arr[i]</text:p>
      <text:p text:style-name="P5">4.flag=0, count=0, i=1</text:p>
      <text:p text:style-name="P5">5.If i&lt;=n-1, goto 6. Else, goto 10.</text:p>
      <text:p text:style-name="P5">6.Assign j=<text:span text:style-name="T8">i</text:span></text:p>
      <text:p text:style-name="P5">7.If j&gt;0 and arr[j-1]&gt;arr[j](increment count during each comparison), goto 8. Else, increment i and goto 5.</text:p>
      <text:p text:style-name="P5">8.Swap arr[j-1] and arr[j] using temp. </text:p>
      <text:p text:style-name="P5">9.Increment flag, decrement j and goto 7.</text:p>
      <text:p text:style-name="P5">10.i=0 till n, print arr[i]</text:p>
      <text:p text:style-name="P5">11.Print count and flag</text:p>
      <text:p text:style-name="P5">STOP</text:p>
      <text:p text:style-name="P10"/>
      <text:p text:style-name="P6"><text:span text:style-name="T3">PROGRAM CODE</text:span> :- </text:p>
      <text:p text:style-name="P3">#include &lt;stdio.h&gt;</text:p>
      <text:p text:style-name="P3"/>
      <text:p text:style-name="P3">void main()</text:p>
      <text:p text:style-name="P3">{</text:p>
      <text:p text:style-name="P3"><text:soft-page-break/><text:s text:c="4"/>int n, i, j, temp, flag = 0, count=0;</text:p>
      <text:p text:style-name="P3"><text:s text:c="4"/>int arr[50];</text:p>
      <text:p text:style-name="P3"/>
      <text:p text:style-name="P3"><text:s text:c="4"/>printf("Enter number of elements\n");</text:p>
      <text:p text:style-name="P3"><text:s text:c="4"/>scanf("%d", &amp;n);</text:p>
      <text:p text:style-name="P3"/>
      <text:p text:style-name="P3"><text:s text:c="4"/>printf("Enter %d integers\n", n);</text:p>
      <text:p text:style-name="P3"><text:s text:c="4"/>for (i = 0; i &lt; n; i++)</text:p>
      <text:p text:style-name="P3"><text:s text:c="8"/>scanf("%d", &amp;arr[i]);</text:p>
      <text:p text:style-name="P3"/>
      <text:p text:style-name="P3"><text:s text:c="4"/>for (i = 1 ; i &lt;= n - 1; i++)</text:p>
      <text:p text:style-name="P3"><text:s text:c="4"/>{</text:p>
      <text:p text:style-name="P3"><text:tab/> <text:s text:c="3"/>j = i;</text:p>
      <text:p text:style-name="P3"><text:tab/> <text:s text:c="3"/></text:p>
      <text:p text:style-name="P3"><text:s text:c="12"/>while ( j &gt; 0 &amp;&amp; count++ &gt;= 0 &amp;&amp; arr[j-1] &gt; arr[j] )</text:p>
      <text:p text:style-name="P3"><text:s text:c="12"/>{<text:tab/> <text:s text:c="7"/></text:p>
      <text:p text:style-name="P3"><text:s text:c="16"/>temp <text:s text:c="4"/>= arr[j];</text:p>
      <text:p text:style-name="P3"><text:s text:c="16"/>arr[j] <text:s text:c="2"/>= arr[j-1];</text:p>
      <text:p text:style-name="P3"><text:s text:c="16"/>arr[j-1] = temp;</text:p>
      <text:p text:style-name="P3"><text:s text:c="16"/>j--;</text:p>
      <text:p text:style-name="P3"><text:s text:c="16"/>flag++;</text:p>
      <text:p text:style-name="P3"><text:s text:c="12"/>}</text:p>
      <text:p text:style-name="P3"><text:s text:c="12"/></text:p>
      <text:p text:style-name="P3"><text:s text:c="4"/>}</text:p>
      <text:p text:style-name="P3"/>
      <text:p text:style-name="P3"><text:s text:c="4"/>printf("Sorted list in ascending order:\n");</text:p>
      <text:p text:style-name="P3"/>
      <text:p text:style-name="P3"><text:s text:c="4"/>for (i = 0; i &lt; n ; i++)</text:p>
      <text:p text:style-name="P3"><text:s text:c="8"/>printf("%d\n", arr[i]);</text:p>
      <text:p text:style-name="P3"><text:s text:c="4"/></text:p>
      <text:p text:style-name="P3"><text:s text:c="4"/>printf("Number of comparisons = %d\nNo. of swaps = %d\n", count, flag); <text:s text:c="3"/></text:p>
      <text:p text:style-name="P3">}</text:p>
      <text:p text:style-name="P3"/>
      <text:p text:style-name="P3"/>
      <text:p text:style-name="P3"><text:span text:style-name="T4">SAMPLE OUTPUTS</text:span><text:span text:style-name="T9"> :-</text:span></text:p>
      <text:p text:style-name="P3"/>
      <text:p text:style-name="P2">Enter number of elements</text:p>
      <text:p text:style-name="P2">5</text:p>
      <text:p text:style-name="P2">Enter 5 integers</text:p>
      <text:p text:style-name="P2">1</text:p>
      <text:p text:style-name="P2">2</text:p>
      <text:p text:style-name="P2">3</text:p>
      <text:p text:style-name="P2">4</text:p>
      <text:p text:style-name="P2">5</text:p>
      <text:p text:style-name="P2">Sorted list in ascending order:</text:p>
      <text:p text:style-name="P2">1</text:p>
      <text:p text:style-name="P2">2</text:p>
      <text:p text:style-name="P2">3</text:p>
      <text:p text:style-name="P2">4</text:p>
      <text:p text:style-name="P2">5</text:p>
      <text:p text:style-name="P2">Number of comparisons = 4</text:p>
      <text:p text:style-name="P2">No. of swaps = 0</text:p>
      <text:p text:style-name="P2"><text:soft-page-break/></text:p>
      <text:p text:style-name="P2">Enter number of elements</text:p>
      <text:p text:style-name="P2">5</text:p>
      <text:p text:style-name="P2">Enter 5 integers</text:p>
      <text:p text:style-name="P2">5</text:p>
      <text:p text:style-name="P2">4</text:p>
      <text:p text:style-name="P2">3</text:p>
      <text:p text:style-name="P2">2</text:p>
      <text:p text:style-name="P2">1</text:p>
      <text:p text:style-name="P2">Sorted list in ascending order:</text:p>
      <text:p text:style-name="P2">1</text:p>
      <text:p text:style-name="P2">2</text:p>
      <text:p text:style-name="P2">3</text:p>
      <text:p text:style-name="P2">4</text:p>
      <text:p text:style-name="P2">5</text:p>
      <text:p text:style-name="P2">Number of comparisons = 10</text:p>
      <text:p text:style-name="P2">No. of swaps = 10</text:p>
      <text:p text:style-name="P2"/>
      <text:p text:style-name="P2">Enter number of elements</text:p>
      <text:p text:style-name="P2">5</text:p>
      <text:p text:style-name="P2">Enter 5 integers</text:p>
      <text:p text:style-name="P2">3</text:p>
      <text:p text:style-name="P2">4</text:p>
      <text:p text:style-name="P2">1</text:p>
      <text:p text:style-name="P2">5</text:p>
      <text:p text:style-name="P2">2</text:p>
      <text:p text:style-name="P2">Sorted list in ascending order:</text:p>
      <text:p text:style-name="P2">1</text:p>
      <text:p text:style-name="P2">2</text:p>
      <text:p text:style-name="P2">3</text:p>
      <text:p text:style-name="P2">4</text:p>
      <text:p text:style-name="P2">5</text:p>
      <text:p text:style-name="P2">Number of comparisons = 8</text:p>
      <text:p text:style-name="P2">No. of swaps = 5</text:p>
      <text:p text:style-name="P2"/>
      <text:p text:style-name="P2">Enter number of elements</text:p>
      <text:p text:style-name="P2">4</text:p>
      <text:p text:style-name="P2">Enter 4 integers</text:p>
      <text:p text:style-name="P2">-11</text:p>
      <text:p text:style-name="P2">23</text:p>
      <text:p text:style-name="P2">-1</text:p>
      <text:p text:style-name="P2">0</text:p>
      <text:p text:style-name="P2">Sorted list in ascending order:</text:p>
      <text:p text:style-name="P2">-11</text:p>
      <text:p text:style-name="P2">-1</text:p>
      <text:p text:style-name="P2">0</text:p>
      <text:p text:style-name="P2">23</text:p>
      <text:p text:style-name="P2">Number of comparisons = 5</text:p>
      <text:p text:style-name="P2">No. of swaps = 2</text:p>
      <text:p text:style-name="P11"/>
      <text:p text:style-name="P11"/>
      <text:p text:style-name="P3"><text:soft-page-break/><text:span text:style-name="T5">RESULT</text:span><text:span text:style-name="T10"> :- </text:span><text:span text:style-name="T11">Insertion</text:span><text:span text:style-name="T12"> sort</text:span><text:span text:style-name="T10"> was performed in the array and the array elements were arranged in ascending order. Also, the number of comparisons and swaps performed were found out. Number of comparisons performed was found to be </text:span><text:span text:style-name="T14">(</text:span><text:span text:style-name="T11">n-1</text:span><text:span text:style-name="T14">)</text:span><text:span text:style-name="T11"> for best case and n(n-1)/2 for worst case </text:span><text:span text:style-name="T13">where n is the number of array elements</text:span><text:span text:style-name="T11">.</text:span></text:p>
      <text:p text:style-name="P12">Time complexity :</text:p>
      <text:p text:style-name="P12"><text:tab/>Best case – O(n)</text:p>
      <text:p text:style-name="P3"><text:span text:style-name="T10"><text:tab/>Average case – O(n</text:span><text:span text:style-name="T2">2</text:span><text:span text:style-name="T1">)</text:span></text:p>
      <text:p text:style-name="P3"><text:span text:style-name="T1"><text:tab/>Worst case – O(n</text:span><text:span text:style-name="T2">2</text:span><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2:54:56.459724394</meta:creation-date>
    <dc:date>2020-09-20T14:25:50.686458744</dc:date>
    <meta:editing-duration>PT2M15S</meta:editing-duration>
    <meta:editing-cycles>4</meta:editing-cycles>
    <meta:generator>LibreOffice/6.4.5.2$Linux_X86_64 LibreOffice_project/40$Build-2</meta:generator>
    <meta:document-statistic meta:table-count="0" meta:image-count="0" meta:object-count="0" meta:page-count="4" meta:paragraph-count="120" meta:word-count="428" meta:character-count="2352" meta:non-whitespace-character-count="1808"/>
  </office:meta>
</office:document-meta>
</file>